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1652" officeooo:paragraph-rsid="00151652"/>
    </style:style>
    <style:style style:name="P2" style:family="paragraph" style:parent-style-name="Standard">
      <style:paragraph-properties fo:text-align="justify" style:justify-single-word="false"/>
      <style:text-properties officeooo:rsid="00151652" officeooo:paragraph-rsid="001516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y 2 </text:p>
      <text:p text:style-name="P1"/>
      <text:p text:style-name="P1">Mauricio Ramírez </text:p>
      <text:p text:style-name="P1"/>
      <text:p text:style-name="P2">Text 1</text:p>
      <text:p text:style-name="P2"/>
      <text:p text:style-name="P2">Vocabulary </text:p>
      <text:p text:style-name="P2">1. Success = 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5T10:39:43.654107688</meta:creation-date>
    <dc:date>2020-06-25T10:45:32.400622804</dc:date>
    <meta:editing-duration>PT5M50S</meta:editing-duration>
    <meta:editing-cycles>1</meta:editing-cycles>
    <meta:document-statistic meta:table-count="0" meta:image-count="0" meta:object-count="0" meta:page-count="1" meta:paragraph-count="5" meta:word-count="10" meta:character-count="58" meta:non-whitespace-character-count="49"/>
    <meta:generator>LibreOffice/6.4.3.2$Linux_X86_64 LibreOffice_project/40$Build-2</meta:generator>
  </office:meta>
</office:document-meta>
</file>